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056f8a" officeooo:paragraph-rsid="00056f8a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56f8a" officeooo:paragraph-rsid="00056f8a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056f8a" officeooo:paragraph-rsid="00056f8a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ch a sketch Project</text:p>
      <text:p text:style-name="P1"/>
      <text:p text:style-name="P1"/>
      <text:p text:style-name="P2">Aim: 16x16 grid of sqaured divs.</text:p>
      <text:p text:style-name="P2"/>
      <text:p text:style-name="P2">Steps:</text:p>
      <text:list text:style-name="L1">
        <text:list-item>
          <text:p text:style-name="P3">make a container to store divs</text:p>
        </text:list-item>
        <text:list-item>
          <text:p text:style-name="P3">make a signle div </text:p>
        </text:list-item>
        <text:list-item>
          <text:p text:style-name="P3">define border and margins size</text:p>
        </text:list-item>
        <text:list-item>
          <text:p text:style-name="P3">use a loop to make speciified number of divs</text:p>
        </text:list-item>
        <text:list-item>
          <text:p text:style-name="P3">div changes color on mouse hovering</text:p>
        </text:list-item>
        <text:list-item>
          <text:p text:style-name="P3">popup on top to change size of grid</text:p>
        </text:list-item>
        <text:list-item>
          <text:p text:style-name="P3">limit grid size to 100</text:p>
        </text:list-item>
        <text:list-item>
          <text:p text:style-name="P3">randomise color with each interactio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7:57:26.554813488</meta:creation-date>
    <dc:date>2024-09-30T18:07:39.427676610</dc:date>
    <meta:editing-duration>PT10M14S</meta:editing-duration>
    <meta:editing-cycles>1</meta:editing-cycles>
    <meta:document-statistic meta:table-count="0" meta:image-count="0" meta:object-count="0" meta:page-count="1" meta:paragraph-count="11" meta:word-count="67" meta:character-count="326" meta:non-whitespace-character-count="277"/>
    <meta:generator>LibreOffice/24.2.6.2$Linux_X86_64 LibreOffice_project/420$Build-2</meta:generator>
  </office:meta>
</office:document-meta>
</file>